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Repository.logi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Repository.login( Credentials credentials ,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Repository.login( Credentials credential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Repository.getDescriptorKey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pository.getDescripto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erRepository.login( String workspa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erverRepository.ServerRepository( Repository repository , RemoteAdapterFactory 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